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16ae" officeooo:paragraph-rsid="000616ae"/>
    </style:style>
    <style:style style:name="P2" style:family="paragraph" style:parent-style-name="Standard">
      <style:text-properties officeooo:rsid="00063cb1" officeooo:paragraph-rsid="00063cb1"/>
    </style:style>
    <style:style style:name="P3" style:family="paragraph" style:parent-style-name="Standard">
      <style:text-properties officeooo:rsid="000616ae" officeooo:paragraph-rsid="000616ae" fo:background-color="#ff4000"/>
    </style:style>
    <style:style style:name="T1" style:family="text">
      <style:text-properties officeooo:rsid="00063c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evas mejoras:</text:p>
      <text:p text:style-name="P1"/>
      <text:p text:style-name="P1">1. El zoom horizontal con la rueda del mouse + ctrl sigue siendo muy sensible y al hacerlo se desaparece el gráfico.</text:p>
      <text:p text:style-name="P1">2. Al hacer el zoom vertical se comprime o expande todo el gráfico (incluye los ejes) pero necesitamos que sea sólo la acción del precio</text:p>
      <text:p text:style-name="P1">3. Al hacer paneo horizontal, la acción del precio se sale a la derecha y sobrepasa los ejes. La idea es que quede contenida en el canvas</text:p>
      <text:p text:style-name="P1">4.Cuando avanza la simulación, la app ajusta automáticamente la escala a las velas visibles en pantalla. Esto hace que se pierda el contexto del histórico. Por eso necesitamos que no ajuste la escala a medida que avanza la simulación.</text:p>
      <text:p text:style-name="P1"><text:span text:style-name="T1">5. </text:span>Las compras quedan siempre con el mismo precio, el del inicio de la simulación</text:p>
      <text:p text:style-name="P1"><text:span text:style-name="T1">6. </text:span>La línea que muestra el inicio de la compra queda fija (seguramente es porque todas tienen el mismo precio)</text:p>
      <text:p text:style-name="P1"><text:span text:style-name="T1">7. </text:span>Los precios de entrada y salida de los trades son siempre el mismo.</text:p>
      <text:p text:style-name="P2">8. Al hacer zoom horizontal + ctrl las velas se puedan comprimir para que quepan más en la visualización. Que se puedan graficar unas 10 veces más velas en el mismo espacio para dar más contexto al usuario.</text:p>
      <text:p text:style-name="P2"/>
      <text:p text:style-name="P3">Al poner un takeprofit y stoploss para una compra, que dibuje una caja de stoploss+takeprofit como las de tradingview, justo en la compra <text:span text:style-name="T1">y con los valor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0T18:28:01.386458700</meta:creation-date>
    <dc:date>2025-11-20T18:53:08.643697900</dc:date>
    <meta:editing-duration>PT25M7S</meta:editing-duration>
    <meta:editing-cycles>3</meta:editing-cycles>
    <meta:generator>LibreOffice/25.2.6.2$Windows_X86_64 LibreOffice_project/729c5bfe710f5eb71ed3bbde9e06a6065e9c6c5d</meta:generator>
    <meta:document-statistic meta:table-count="0" meta:image-count="0" meta:object-count="0" meta:page-count="1" meta:paragraph-count="10" meta:word-count="230" meta:character-count="1265" meta:non-whitespace-character-count="1045"/>
  </office:meta>
</office:document-meta>
</file>